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6b5c" officeooo:paragraph-rsid="001f6b5c"/>
    </style:style>
    <style:style style:name="P2" style:family="paragraph" style:parent-style-name="Standard">
      <style:text-properties style:text-underline-style="none" officeooo:rsid="001f6b5c" officeooo:paragraph-rsid="001f6b5c"/>
    </style:style>
    <style:style style:name="P3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officeooo:rsid="001f6b5c" officeooo:paragraph-rsid="001f6b5c"/>
    </style:style>
    <style:style style:name="P4" style:family="paragraph" style:parent-style-name="Standard">
      <style:text-properties style:text-underline-style="none" officeooo:rsid="001f6b5c" officeooo:paragraph-rsid="001f6b5c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rsid="001f6b5c" officeooo:paragraph-rsid="001f6b5c"/>
    </style:style>
    <style:style style:name="P7" style:family="paragraph" style:parent-style-name="Standard" style:list-style-name="L1">
      <style:text-properties officeooo:rsid="001e37b5" officeooo:paragraph-rsid="001e37b5"/>
    </style:style>
    <style:style style:name="P8" style:family="paragraph" style:parent-style-name="Standard" style:list-style-name="L1">
      <style:text-properties officeooo:rsid="0021add2" officeooo:paragraph-rsid="0021ad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add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c1e02"/>
    </style:style>
    <style:style style:name="T5" style:family="text">
      <style:text-properties officeooo:rsid="001ecb40"/>
    </style:style>
    <style:style style:name="T6" style:family="text">
      <style:text-properties officeooo:rsid="002011f1"/>
    </style:style>
    <style:style style:name="T7" style:family="text">
      <style:text-properties officeooo:rsid="0021add2"/>
    </style:style>
    <style:style style:name="T8" style:family="text">
      <style:text-properties officeooo:rsid="002309b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 1</text:p>
      <text:p text:style-name="P1"/>
      <text:p text:style-name="P2">As seend at the practical lesson, there is a “who” and a “last” commands, that showing us who logget to the system in the past.</text:p>
      <text:p text:style-name="P1"/>
      <text:p text:style-name="P2">Your goal is: to implement a tools similar to the “last” command of the linux shell.</text:p>
      <text:p text:style-name="P2"/>
      <text:p text:style-name="P2">The tool will get a number (X) from the user as a command line argument, and print the last X lines from the original last output. “<text:span text:style-name="T8">last” means you need “lseek”</text:span></text:p>
      <text:p text:style-name="P2">You can not use the who/last commands inside your code (even it sound a good idea)</text:p>
      <text:p text:style-name="P2">Name your tool “slast” s – for student :). Submit the code, and <text:span text:style-name="T3">working</text:span> make file</text:p>
      <text:p text:style-name="P2"/>
      <text:p text:style-name="Standard">Technical Notes:</text:p>
      <text:list xml:id="list1935813123" text:style-name="L1">
        <text:list-item>
          <text:p text:style-name="P5">Submission day – up to <text:span text:style-name="T7">28/03/22</text:span> 11:59pm</text:p>
        </text:list-item>
        <text:list-item>
          <text:p text:style-name="P5">Put your results in ZIP (not rar/7z/tar etc.) and name it by your ID. (-15 points if not)</text:p>
        </text:list-item>
        <text:list-item>
          <text:p text:style-name="P6">You can sibmit in pairs, name id ID_ID (-15 points if not)</text:p>
        </text:list-item>
        <text:list-item>
          <text:p text:style-name="P7">Failing to submit working Make may lower your point dramaticaly, <text:span text:style-name="T6">down</text:span> to Zero !</text:p>
        </text:list-item>
        <text:list-item>
          <text:p text:style-name="P5">If you are late, you can submit up to <text:span text:style-name="גופן_20_ברירת_20_המחדל_20_של_20_פיסקה"><text:span text:style-name="T2">31/03</text:span></text:span>/21 11:59pm. 10 points loose for each day.</text:p>
        </text:list-item>
        <text:list-item>
          <text:p text:style-name="P7">Be aware of linux/windows files transfer. Linux is CaseSensitive, while <text:span text:style-name="T5">W</text:span>indows is not</text:p>
        </text:list-item>
        <text:list-item>
          <text:p text:style-name="P5">Don’t wait for the last minute, as “My VM is died”, “My cat swallowed th<text:span text:style-name="T4">e</text:span> mouse” and other subterfuges will not be accepted</text:p>
        </text:list-item>
        <text:list-item>
          <text:p text:style-name="P8">The task should be implementing using C language</text:p>
          <text:p text:style-name="P5"/>
        </text:list-item>
      </text:list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iberation Serif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iberation Serif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רגיל" style:family="paragraph">
      <style:paragraph-properties fo:hyphenation-ladder-count="no-limit" style:writing-mode="rl-tb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name-complex="Liberation Sans" style:font-family-complex="'Liberation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רשימה" style:family="paragraph" style:parent-style-name="Text_20_body">
      <style:paragraph-properties fo:hyphenation-ladder-count="no-limit"/>
      <style:text-properties fo:hyphenate="false"/>
    </style:style>
    <style:style style:name="כיתוב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גופן_20_ברירת_20_המחדל_20_של_20_פיסקה" style:display-name="גופן ברירת המחדל של פיסקה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10T10:25:00Z</meta:creation-date>
    <dc:date>2022-03-14T15:27:53.575954186</dc:date>
    <meta:editing-cycles>26</meta:editing-cycles>
    <meta:editing-duration>PT8H41M29S</meta:editing-duration>
    <meta:document-statistic meta:table-count="0" meta:image-count="0" meta:object-count="0" meta:page-count="1" meta:paragraph-count="17" meta:word-count="227" meta:character-count="1173" meta:non-whitespace-character-count="967"/>
    <meta:template xlink:type="simple" xlink:actuate="onRequest" xlink:title="" xlink:href="../../advanced_programming_2022/Task_GDB_English_v2.odt/Normal.dotm"/>
  </office:meta>
</office:document-meta>
</file>